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8.64cm" fo:min-width="9.02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5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7.435cm" fo:min-width="14.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7.848cm" fo:min-width="23.9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94cm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7.37cm" fo:min-width="6.8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9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1.722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7.37cm" fo:min-width="9.6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4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7.37cm" fo:min-width="9.0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1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94cm" fo:min-width="8.092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1.703cm"/>
    </style:style>
    <style:style style:name="gr27" style:family="graphic" style:parent-style-name="standard">
      <style:graphic-properties draw:textarea-horizontal-align="justify" draw:textarea-vertical-align="middle" draw:auto-grow-height="false" fo:min-height="2.612cm" fo:min-width="0.16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70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385cm" fo:min-width="0.294cm"/>
    </style:style>
    <style:style style:name="gr30" style:family="graphic" style:parent-style-name="standard">
      <style:graphic-properties draw:textarea-horizontal-align="justify" draw:textarea-vertical-align="middle" draw:auto-grow-height="false" fo:min-height="1.972cm" fo:min-width="4.262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0.61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4.195cm" fo:min-width="2.04cm"/>
    </style:style>
    <style:style style:name="gr33" style:family="graphic" style:parent-style-name="standard">
      <style:graphic-properties draw:fill-color="#f10d0c" draw:textarea-horizontal-align="justify" draw:textarea-vertical-align="middle" draw:auto-grow-height="false" fo:min-height="0.386cm" fo:min-width="2.80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9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7cm"/>
      <style:paragraph-properties style:writing-mode="lr-tb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02cm" fo:min-width="3.628cm"/>
    </style:style>
    <style:style style:name="gr37" style:family="graphic" style:parent-style-name="standard">
      <style:graphic-properties draw:stroke="none" draw:textarea-horizontal-align="justify" draw:textarea-vertical-align="middle" draw:auto-grow-height="false" fo:min-height="1.02cm" fo:min-width="3.31cm"/>
    </style:style>
    <style:style style:name="gr38" style:family="graphic" style:parent-style-name="standard">
      <style:graphic-properties draw:stroke="none" draw:textarea-horizontal-align="justify" draw:textarea-vertical-align="middle" draw:auto-grow-height="false" fo:min-height="4.83cm" fo:min-width="4.263cm"/>
      <style:paragraph-properties style:writing-mode="lr-tb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2.607cm" fo:min-width="10.295cm"/>
      <style:paragraph-properties style:writing-mode="lr-tb"/>
    </style:style>
    <style:style style:name="gr40" style:family="graphic" style:parent-style-name="standard">
      <style:graphic-properties draw:stroke="none" draw:textarea-horizontal-align="justify" draw:textarea-vertical-align="middle" draw:auto-grow-height="false" fo:min-height="0.279cm" fo:min-width="0.6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01cm"/>
      <style:paragraph-properties style:writing-mode="lr-tb"/>
    </style:style>
    <style:style style:name="gr42" style:family="graphic" style:parent-style-name="objectwithoutfill">
      <style:graphic-properties draw:stroke="dash" draw:stroke-dash="Double_20_Dash_20_Dot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textarea-horizontal-align="justify" draw:textarea-vertical-align="middle" draw:auto-grow-height="false" fo:min-height="5.465cm" fo:min-width="6.485cm"/>
    </style:style>
    <style:style style:name="gr44" style:family="graphic" style:parent-style-name="standard">
      <style:graphic-properties draw:stroke="none" draw:textarea-horizontal-align="justify" draw:textarea-vertical-align="middle" draw:auto-grow-height="false" fo:min-height="6.735cm" fo:min-width="0.77cm"/>
    </style:style>
    <style:style style:name="gr45" style:family="graphic" style:parent-style-name="standard">
      <style:graphic-properties draw:fill-color="#ff860d" draw:textarea-horizontal-align="justify" draw:textarea-vertical-align="middle" draw:auto-grow-height="false" fo:min-height="5.465cm" fo:min-width="0.77cm"/>
    </style:style>
    <style:style style:name="gr46" style:family="graphic" style:parent-style-name="standard">
      <style:graphic-properties draw:fill-color="#000000" draw:textarea-horizontal-align="justify" draw:textarea-vertical-align="middle" draw:auto-grow-height="false" fo:min-height="0.703cm" fo:min-width="5.533cm"/>
    </style:style>
    <style:style style:name="gr47" style:family="graphic" style:parent-style-name="standard">
      <style:graphic-properties draw:fill-color="#000000" draw:textarea-horizontal-align="justify" draw:textarea-vertical-align="middle" draw:auto-grow-height="false" fo:min-height="1.337cm" fo:min-width="0.77cm"/>
    </style:style>
    <style:style style:name="gr48" style:family="graphic" style:parent-style-name="standard">
      <style:graphic-properties draw:fill-color="#00a933" draw:textarea-horizontal-align="justify" draw:textarea-vertical-align="middle" draw:auto-grow-height="false" fo:min-height="0.702cm" fo:min-width="0.45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6.735cm" fo:min-width="0.77cm"/>
    </style:style>
    <style:style style:name="gr51" style:family="graphic" style:parent-style-name="standard">
      <style:graphic-properties draw:fill-color="#000000" draw:textarea-horizontal-align="justify" draw:textarea-vertical-align="middle" draw:auto-grow-height="false" fo:min-height="0.703cm" fo:min-width="3.94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26cm"/>
      <style:paragraph-properties style:writing-mode="lr-tb"/>
    </style:style>
    <style:style style:name="gr53" style:family="graphic" style:parent-style-name="standard">
      <style:graphic-properties draw:fill-color="#ff0000" draw:textarea-horizontal-align="justify" draw:textarea-vertical-align="middle" draw:auto-grow-height="false" fo:min-height="2.529cm" fo:min-width="0.136cm"/>
      <style:paragraph-properties style:writing-mode="lr-tb"/>
    </style:style>
    <style:style style:name="gr54" style:family="graphic" style:parent-style-name="standard">
      <style:graphic-properties draw:stroke="none" draw:fill="none" fo:min-height="0.713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4.087cm" fo:min-width="2.969cm"/>
    </style:style>
    <style:style style:name="gr56" style:family="graphic" style:parent-style-name="standard">
      <style:graphic-properties draw:stroke="none" draw:fill-color="#000000" draw:textarea-horizontal-align="justify" draw:textarea-vertical-align="middle" draw:auto-grow-height="false" fo:min-height="0.824cm" fo:min-width="0.57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3.208cm"/>
      <style:paragraph-properties style:writing-mode="lr-tb"/>
    </style:style>
    <style:style style:name="gr58" style:family="graphic" style:parent-style-name="standard">
      <style:graphic-properties draw:stroke="none" draw:fill-color="#ffffff" draw:textarea-horizontal-align="justify" draw:textarea-vertical-align="middle" draw:auto-grow-height="false" fo:min-height="0.824cm" fo:min-width="0.572cm"/>
      <style:paragraph-properties style:writing-mode="lr-tb"/>
    </style:style>
    <style:style style:name="gr59" style:family="graphic" style:parent-style-name="standard">
      <style:graphic-properties draw:marker-start="Arrowheads_20_3" draw:marker-start-width="0.3cm" draw:marker-end="Arrowheads_20_4" draw:marker-end-width="0.3cm" draw:textarea-vertical-align="middle"/>
      <style:paragraph-properties style:writing-mode="lr-tb"/>
    </style:style>
    <style:style style:name="gr60" style:family="graphic" style:parent-style-name="objectwithoutfill">
      <style:graphic-properties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62" style:family="graphic" style:parent-style-name="objectwithoutfill">
      <style:graphic-properties draw:marker-end="Arrowheads_20_7" draw:marker-end-width="0.3cm" draw:fill="none" draw:textarea-vertical-align="middle"/>
    </style:style>
    <style:style style:name="gr63" style:family="graphic" style:parent-style-name="objectwithoutfill">
      <style:graphic-properties draw:marker-end="Arrowheads_20_8" draw:marker-end-width="0.3cm" draw:fill="none" draw:textarea-vertical-align="middle"/>
    </style:style>
    <style:style style:name="gr64" style:family="graphic" style:parent-style-name="standard">
      <style:graphic-properties draw:fill-color="#ff0000" draw:textarea-horizontal-align="justify" draw:textarea-vertical-align="middle" draw:auto-grow-height="false" fo:min-height="0.891cm" fo:min-width="0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4.242cm" fo:min-width="3.09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613cm"/>
      <style:paragraph-properties style:writing-mode="lr-tb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0.862cm" fo:min-width="0.6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8cm" fo:min-width="0.32cm"/>
      <style:paragraph-properties style:writing-mode="lr-tb"/>
    </style:style>
    <style:style style:name="gr6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98cm" fo:min-width="1.072cm"/>
    </style:style>
    <style:style style:name="gr70" style:family="graphic" style:parent-style-name="objectwithoutfill">
      <style:graphic-properties draw:marker-end="Arrowheads_20_5" draw:marker-end-width="0.3cm" draw:fill="none" draw:textarea-vertical-align="middle"/>
    </style:style>
    <style:style style:name="gr71" style:family="graphic" style:parent-style-name="objectwithoutfill">
      <style:graphic-properties draw:marker-end="Arrowheads_20_6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3" style:family="graphic" style:parent-style-name="standard">
      <style:graphic-properties draw:stroke="none" draw:fill="solid" draw:fill-color="#729fcf" draw:textarea-horizontal-align="justify" draw:textarea-vertical-align="middle" draw:auto-grow-height="false" fo:min-height="1.098cm" fo:min-width="1.072cm"/>
    </style:style>
    <style:style style:name="gr74" style:family="graphic" style:parent-style-name="standard">
      <style:graphic-properties draw:fill-color="#ff0000" draw:textarea-horizontal-align="justify" draw:textarea-vertical-align="middle" draw:auto-grow-height="false" fo:min-height="0.93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10d0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860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loext:graphic-properties draw:fill="none"/>
      <style:paragraph-properties style:writing-mode="lr-tb"/>
      <style:text-properties fo:font-weight="bold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loext:graphic-properties draw:fill-color="#000000"/>
      <style:paragraph-properties fo:text-align="center"/>
      <style:text-properties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15" style:family="paragraph">
      <loext:graphic-properties draw:fill-color="#ffffff"/>
      <style:paragraph-properties fo:text-align="center" style:writing-mode="lr-tb"/>
      <style:text-properties fo:font-weight="bold"/>
    </style:style>
    <style:style style:name="P16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loext:graphic-properties draw:fill="solid" draw:fill-color="#ffffff"/>
      <style:paragraph-properties fo:text-align="center"/>
      <style:text-properties fo:font-weight="bold"/>
    </style:style>
    <style:style style:name="P19" style:family="paragraph">
      <loext:graphic-properties draw:fill="solid" draw:fill-color="#729fcf"/>
      <style:paragraph-properties fo:text-align="center"/>
      <style:text-properties fo:font-weight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8.89cm" svg:x="1.63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73cm" svg:height="0.962cm" svg:x="2.27cm" svg:y="3.85cm">
          <draw:text-box>
            <text:p>Screw Size</text:p>
          </draw:text-box>
        </draw:frame>
        <draw:frame draw:style-name="gr3" draw:text-style-name="P2" draw:layer="layout" svg:width="5.256cm" svg:height="0.962cm" svg:x="2.27cm" svg:y="5.201cm">
          <draw:text-box>
            <text:p>Threads per inch</text:p>
          </draw:text-box>
        </draw:frame>
        <draw:frame draw:style-name="gr4" draw:text-style-name="P2" draw:layer="layout" svg:width="6.759cm" svg:height="0.962cm" svg:x="2.27cm" svg:y="6.553cm">
          <draw:text-box>
            <text:p>External Thread Class</text:p>
          </draw:text-box>
        </draw:frame>
        <draw:frame draw:style-name="gr5" draw:text-style-name="P2" draw:layer="layout" svg:width="7.428cm" svg:height="0.962cm" svg:x="2.27cm" svg:y="7.904cm">
          <draw:text-box>
            <text:p>External Thread Material</text:p>
          </draw:text-box>
        </draw:frame>
        <draw:frame draw:style-name="gr6" draw:text-style-name="P2" draw:layer="layout" svg:width="7.216cm" svg:height="0.962cm" svg:x="2.27cm" svg:y="9.255cm">
          <draw:text-box>
            <text:p>Internal Thread Material</text:p>
          </draw:text-box>
        </draw:frame>
        <draw:frame draw:style-name="gr7" draw:text-style-name="P2" draw:layer="layout" svg:width="8.321cm" svg:height="0.962cm" svg:x="1.569cm" svg:y="1.952cm">
          <draw:text-box>
            <text:p>Thread &amp; Material Selection</text:p>
          </draw:text-box>
        </draw:frame>
        <draw:custom-shape draw:style-name="gr8" draw:text-style-name="P1" draw:layer="layout" svg:width="15.24cm" svg:height="17.685cm" svg:x="11.477cm" svg:y="2.90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5.603cm" svg:height="1.28cm" svg:x="11.795cm" svg:y="1.952cm">
          <draw:text-box>
            <text:p>Calculations Pane</text:p>
          </draw:text-box>
        </draw:frame>
      </draw:page>
      <draw:page draw:name="page2" draw:style-name="dp1" draw:master-page-name="Default">
        <draw:custom-shape draw:style-name="gr10" draw:text-style-name="P1" draw:layer="layout" svg:width="24.448cm" svg:height="18.098cm" svg:x="1.952cm" svg:y="1.95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8.694cm" svg:height="0.962cm" svg:x="1.952cm" svg:y="1cm">
          <draw:text-box>
            <text:p>Bolt Shear &amp; Tensile Analysis</text:p>
          </draw:text-box>
        </draw:frame>
        <draw:custom-shape draw:style-name="gr12" draw:text-style-name="P3" draw:layer="layout" svg:width="7.302cm" svg:height="7.62cm" svg:x="2.905cm" svg:y="2.90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5.29cm" svg:height="0.962cm" svg:x="2.695cm" svg:y="1.952cm">
          <draw:text-box>
            <text:p>Thread Selection</text:p>
          </draw:text-box>
        </draw:frame>
        <draw:frame draw:style-name="gr2" draw:text-style-name="P2" draw:layer="layout" svg:width="3.673cm" svg:height="0.962cm" svg:x="3.042cm" svg:y="3.222cm">
          <draw:text-box>
            <text:p>Screw Size</text:p>
          </draw:text-box>
        </draw:frame>
        <draw:frame draw:style-name="gr14" draw:text-style-name="P2" draw:layer="layout" svg:width="5.294cm" svg:height="0.962cm" svg:x="3.008cm" svg:y="4.175cm">
          <draw:text-box>
            <text:p>Threads per Inch</text:p>
          </draw:text-box>
        </draw:frame>
        <draw:frame draw:style-name="gr6" draw:text-style-name="P2" draw:layer="layout" svg:width="4.27cm" svg:height="0.962cm" svg:x="3.08cm" svg:y="5.435cm">
          <draw:text-box>
            <text:p>Thread Class</text:p>
          </draw:text-box>
        </draw:frame>
        <draw:frame draw:style-name="gr15" draw:text-style-name="P2" draw:layer="layout" svg:width="4.939cm" svg:height="0.962cm" svg:x="3.046cm" svg:y="6.705cm">
          <draw:text-box>
            <text:p>Thread Material</text:p>
          </draw:text-box>
        </draw:frame>
        <draw:custom-shape draw:style-name="gr16" draw:text-style-name="P4" draw:layer="layout" svg:width="2.222cm" svg:height="1.27cm" svg:x="7.35cm" svg:y="8.937cm">
          <text:p text:style-name="P4">Calc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0.16cm" svg:height="7.62cm" svg:x="2.905cm" svg:y="11.795cm">
          <text:p/>
          <draw:enhanced-geometry svg:viewBox="0 0 21600 21600" draw:type="rectangle" draw:enhanced-path="M 0 0 L 21600 0 21600 21600 0 21600 0 0 Z N"/>
        </draw:custom-shape>
        <draw:frame draw:style-name="gr18" draw:text-style-name="P2" draw:layer="layout" svg:width="6.594cm" svg:height="0.962cm" svg:x="2.905cm" svg:y="10.833cm">
          <draw:text-box>
            <text:p>Geometry Calculation</text:p>
          </draw:text-box>
        </draw:frame>
        <draw:custom-shape draw:style-name="gr19" draw:text-style-name="P3" draw:layer="layout" svg:width="9.525cm" svg:height="7.62cm" svg:x="14.97cm" svg:y="2.905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5.747cm" svg:height="0.962cm" svg:x="14.938cm" svg:y="1.952cm">
          <draw:text-box>
            <text:p>Force Calculations</text:p>
          </draw:text-box>
        </draw:frame>
        <draw:frame draw:style-name="gr21" draw:text-style-name="P2" draw:layer="layout" svg:width="4.016cm" svg:height="0.962cm" svg:x="15.582cm" svg:y="3.857cm">
          <draw:text-box>
            <text:p>Tensile Yield</text:p>
          </draw:text-box>
        </draw:frame>
        <draw:frame draw:style-name="gr22" draw:text-style-name="P2" draw:layer="layout" svg:width="3.736cm" svg:height="0.962cm" svg:x="15.605cm" svg:y="4.81cm">
          <draw:text-box>
            <text:p>Shear Yield</text:p>
          </draw:text-box>
        </draw:frame>
        <draw:frame draw:style-name="gr23" draw:text-style-name="P2" draw:layer="layout" svg:width="4.972cm" svg:height="0.962cm" svg:x="15.605cm" svg:y="5.762cm">
          <draw:text-box>
            <text:p>Tensile Ultimate</text:p>
          </draw:text-box>
        </draw:frame>
        <draw:frame draw:style-name="gr24" draw:text-style-name="P2" draw:layer="layout" svg:width="4.693cm" svg:height="0.962cm" svg:x="15.674cm" svg:y="6.715cm">
          <draw:text-box>
            <text:p>Shear Ultimate</text:p>
          </draw:text-box>
        </draw:frame>
      </draw:page>
      <draw:page draw:name="page3" draw:style-name="dp1" draw:master-page-name="Default">
        <draw:custom-shape draw:style-name="gr25" draw:text-style-name="P1" draw:layer="layout" svg:width="8.592cm" svg:height="1.19cm" svg:x="10.207cm" svg:y="5.4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2.203cm" svg:height="3.175cm" svg:x="18.799cm" svg:y="4.4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322cm" svg:height="3.572cm" svg:x="14.173cm" svg:y="7.27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" draw:layer="layout" svg:width="6.35cm" svg:height="1.673cm" svg:x="15.287cm" svg:y="8.852cm">
          <draw:text-box>
            <text:p>Bolt Shear Loading</text:p>
          </draw:text-box>
        </draw:frame>
        <draw:custom-shape draw:style-name="gr27" draw:text-style-name="P1" draw:layer="layout" svg:width="1.322cm" svg:height="3.572cm" draw:transform="rotate (1.5707963267949) translate (4.73cm 6.767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" draw:layer="layout" svg:width="6.379cm" svg:height="1.673cm" svg:x="3.828cm" svg:y="4.407cm">
          <draw:text-box>
            <text:p>Bolt Tensile Loading</text:p>
          </draw:text-box>
        </draw:frame>
        <draw:custom-shape draw:style-name="gr29" draw:text-style-name="P1" draw:layer="layout" svg:width="1.588cm" svg:height="1.905cm" svg:x="12.458cm" svg:y="13.06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88cm" svg:height="1.905cm" svg:x="14.046cm" svg:y="13.06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88cm" svg:height="1.905cm" svg:x="15.633cm" svg:y="13.06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1.322cm" svg:height="3.572cm" draw:transform="rotate (1.5707963267949) translate (8.331cm 14.652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2" draw:layer="layout" svg:width="7.649cm" svg:height="1.673cm" svg:x="6.715cm" svg:y="12.112cm">
          <draw:text-box>
            <text:p>Thread Shear Loading</text:p>
          </draw:text-box>
        </draw:frame>
        <draw:custom-shape draw:style-name="gr30" draw:text-style-name="P1" draw:layer="layout" svg:width="4.762cm" svg:height="2.222cm" svg:x="12.459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4" draw:layer="layout" svg:width="11.113cm" svg:height="1.905cm" svg:x="11.795cm" svg:y="5.127cm">
          <text:p text:style-name="P4">Bolt (External Thread)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54cm" svg:height="4.445cm" svg:x="22.59cm" svg:y="3.8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4.128cm" svg:height="1.27cm" svg:x="14.969cm" svg:y="3.54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5" draw:layer="layout" svg:width="4.128cm" svg:height="1.27cm" draw:transform="rotate (1.5707963267949) translate (16.385cm 11.477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" draw:layer="layout" svg:width="4.896cm" svg:height="0.962cm" svg:x="14.652cm" svg:y="2.587cm">
          <draw:text-box>
            <text:p>Tensile Loading</text:p>
          </draw:text-box>
        </draw:frame>
        <draw:frame draw:style-name="gr35" draw:text-style-name="P2" draw:layer="layout" svg:width="4.617cm" svg:height="0.962cm" svg:x="17.655cm" svg:y="8.937cm">
          <draw:text-box>
            <text:p>Shear Loading</text:p>
          </draw:text-box>
        </draw:frame>
        <draw:custom-shape draw:style-name="gr36" draw:text-style-name="P1" draw:layer="layout" svg:width="4.128cm" svg:height="1.27cm" svg:x="7.985cm" svg:y="3.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81cm" svg:height="1.27cm" svg:x="8.302cm" svg:y="7.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4.763cm" svg:height="5.08cm" svg:x="3.54cm" svg:y="3.54cm">
          <text:p text:style-name="P4">Internal Thread</text:p>
          <text:p text:style-name="P4">(Nut)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0.795cm" svg:height="2.857cm" svg:x="10.525cm" svg:y="15.287cm">
          <text:p text:style-name="P4">Bolt (External Thread)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222cm" svg:height="1.587cm" svg:x="10.525cm" svg:y="13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2.222cm" svg:height="1.587cm" svg:x="12.747cm" svg:y="13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2.222cm" svg:height="1.587cm" svg:x="14.97cm" svg:y="13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0" draw:text-style-name="P1" draw:layer="layout" svg:width="2.222cm" svg:height="1.587cm" svg:x="17.193cm" svg:y="13.7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3" draw:text-style-name="P5" draw:layer="layout" svg:width="4.128cm" svg:height="1.27cm" svg:x="6.715cm" svg:y="13.7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1" draw:text-style-name="P2" draw:layer="layout" svg:width="6.801cm" svg:height="0.962cm" svg:x="5.445cm" svg:y="12.747cm">
          <draw:text-box>
            <text:p>Thread Shear Loading</text:p>
          </draw:text-box>
        </draw:frame>
        <draw:line draw:style-name="gr42" draw:text-style-name="P6" draw:layer="layout" svg:x1="3.222cm" svg:y1="12.112cm" svg:x2="24.812cm" svg:y2="12.112cm">
          <text:p/>
        </draw:line>
      </draw:page>
      <draw:page draw:name="page5" draw:style-name="dp1" draw:master-page-name="Default">
        <draw:custom-shape draw:style-name="gr43" draw:text-style-name="P1" draw:layer="layout" svg:width="6.985cm" svg:height="5.715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6.985cm" svg:height="5.715cm" svg:x="15.922cm" svg:y="3.5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4" draw:text-style-name="P1" draw:layer="layout" svg:width="1.27cm" svg:height="6.985cm" svg:x="14.018cm" svg:y="4.50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layout" svg:width="1.27cm" svg:height="5.715cm" svg:x="15.288cm" svg:y="8.6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27cm" svg:height="6.985cm" svg:x="16.558cm" svg:y="4.50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draw:layer="layout" svg:width="6.033cm" svg:height="0.953cm" svg:x="12.747cm" svg:y="9.5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.27cm" svg:height="1.587cm" svg:x="17.827cm" svg:y="9.25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953cm" svg:height="0.952cm" svg:x="13.065cm" svg:y="8.6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953cm" svg:height="0.952cm" svg:x="13.065cm" svg:y="10.535cm">
          <text:p/>
          <draw:enhanced-geometry svg:viewBox="0 0 21600 21600" draw:type="rectangle" draw:enhanced-path="M 0 0 L 21600 0 21600 21600 0 21600 0 0 Z N"/>
        </draw:custom-shape>
        <draw:frame draw:style-name="gr49" draw:text-style-name="P2" draw:layer="layout" svg:width="4.371cm" svg:height="0.962cm" svg:x="16.875cm" svg:y="12.112cm">
          <draw:text-box>
            <text:p>Double Shear</text:p>
          </draw:text-box>
        </draw:frame>
        <draw:custom-shape draw:style-name="gr45" draw:text-style-name="P7" draw:layer="layout" svg:width="1.27cm" svg:height="5.715cm" svg:x="5.762cm" svg:y="8.6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27cm" svg:height="6.985cm" svg:x="7.032cm" svg:y="4.49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4.445cm" svg:height="0.953cm" svg:x="4.492cm" svg:y="9.57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8" draw:layer="layout" svg:width="1.27cm" svg:height="1.587cm" svg:x="8.302cm" svg:y="9.25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953cm" svg:height="0.952cm" svg:x="4.809cm" svg:y="8.6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0.953cm" svg:height="0.952cm" svg:x="4.809cm" svg:y="10.515cm">
          <text:p/>
          <draw:enhanced-geometry svg:viewBox="0 0 21600 21600" draw:type="rectangle" draw:enhanced-path="M 0 0 L 21600 0 21600 21600 0 21600 0 0 Z N"/>
        </draw:custom-shape>
        <draw:frame draw:style-name="gr52" draw:text-style-name="P2" draw:layer="layout" svg:width="4.126cm" svg:height="0.962cm" svg:x="7.351cm" svg:y="12.103cm">
          <draw:text-box>
            <text:p>Single Shear</text:p>
          </draw:text-box>
        </draw:frame>
        <draw:custom-shape draw:style-name="gr53" draw:text-style-name="P10" draw:layer="layout" svg:width="1.27cm" svg:height="3.175cm" svg:x="5.762cm" svg:y="14.97cm">
          <text:p text:style-name="P4">F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10" draw:layer="layout" svg:width="1.27cm" svg:height="3.175cm" svg:x="15.287cm" svg:y="14.97cm">
          <text:p text:style-name="P4">F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10" draw:layer="layout" svg:width="1.27cm" svg:height="3.175cm" svg:x="14.017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10" draw:layer="layout" svg:width="1.27cm" svg:height="3.175cm" svg:x="16.557cm" svg:y="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3" draw:text-style-name="P10" draw:layer="layout" svg:width="1.27cm" svg:height="3.175cm" svg:x="7.032cm" svg:y="1cm">
          <text:p text:style-name="P4">F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1" draw:layer="layout" svg:width="1.772cm" svg:height="0.963cm" svg:x="17.51cm" svg:y="2.27cm">
          <draw:text-box>
            <text:p>0.5F</text:p>
          </draw:text-box>
        </draw:frame>
        <draw:frame draw:style-name="gr54" draw:text-style-name="P11" draw:layer="layout" svg:width="1.772cm" svg:height="0.963cm" svg:x="12.747cm" svg:y="2.27cm">
          <draw:text-box>
            <text:p>0.5F</text:p>
          </draw:text-box>
        </draw:frame>
      </draw:page>
      <draw:page draw:name="page7" draw:style-name="dp1" draw:master-page-name="Default">
        <draw:custom-shape draw:style-name="gr55" draw:text-style-name="P12" draw:layer="layout" svg:width="3.469cm" svg:height="4.337cm" draw:transform="skewX (-0.00575958653158129) rotate (-0.00558505360638175) translate (11.624cm 3.115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13" draw:layer="layout" svg:width="1.517cm" svg:height="1.518cm" svg:x="12.708cm" svg:y="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14" draw:layer="layout" svg:width="6.102cm" svg:height="2.384cm" svg:x="11.307cm" svg:y="8.335cm">
          <draw:text-box>
            <text:p><text:span text:style-name="T1">Hole Deformation</text:span></text:p>
          </draw:text-box>
        </draw:frame>
        <draw:custom-shape draw:style-name="gr58" draw:text-style-name="P15" draw:layer="layout" svg:width="1.516cm" svg:height="1.518cm" svg:x="12.709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6" draw:layer="layout" svg:x1="12.925cm" svg:y1="5.067cm" svg:x2="14.009cm" svg:y2="3.983cm">
          <text:p text:style-name="P1"><text:span text:style-name="T1">D</text:span></text:p>
        </draw:line>
        <draw:line draw:style-name="gr60" draw:text-style-name="P17" draw:layer="layout" svg:x1="11.624cm" svg:y1="7.452cm" svg:x2="11.841cm" svg:y2="7.886cm">
          <text:p/>
        </draw:line>
        <draw:line draw:style-name="gr60" draw:text-style-name="P17" draw:layer="layout" svg:x1="11.841cm" svg:y1="7.886cm" svg:x2="15.31cm" svg:y2="7.886cm">
          <text:p/>
        </draw:line>
        <draw:line draw:style-name="gr60" draw:text-style-name="P17" draw:layer="layout" svg:x1="15.093cm" svg:y1="7.452cm" svg:x2="15.31cm" svg:y2="7.886cm">
          <text:p/>
        </draw:line>
        <draw:line draw:style-name="gr60" draw:text-style-name="P17" draw:layer="layout" svg:x1="15.31cm" svg:y1="7.886cm" svg:x2="15.31cm" svg:y2="3.332cm">
          <text:p/>
        </draw:line>
        <draw:line draw:style-name="gr60" draw:text-style-name="P17" draw:layer="layout" svg:x1="15.31cm" svg:y1="3.331cm" svg:x2="15.093cm" svg:y2="3.115cm">
          <text:p/>
        </draw:line>
        <draw:line draw:style-name="gr60" draw:text-style-name="P17" draw:layer="layout" svg:x1="15.093cm" svg:y1="7.452cm" svg:x2="16.828cm" svg:y2="7.452cm">
          <text:p/>
        </draw:line>
        <draw:line draw:style-name="gr60" draw:text-style-name="P17" draw:layer="layout" svg:x1="15.31cm" svg:y1="7.886cm" svg:x2="16.827cm" svg:y2="7.886cm">
          <text:p/>
        </draw:line>
        <draw:frame draw:style-name="gr61" draw:text-style-name="P14" draw:layer="layout" svg:width="1.534cm" svg:height="1.1cm" svg:x="16.827cm" svg:y="7.235cm">
          <draw:text-box>
            <text:p><text:span text:style-name="T1">‘</text:span><text:span text:style-name="T1">T’</text:span></text:p>
          </draw:text-box>
        </draw:frame>
        <draw:line draw:style-name="gr62" draw:text-style-name="P17" draw:layer="layout" svg:x1="16.827cm" svg:y1="7.452cm" svg:x2="16.827cm" svg:y2="7.668cm">
          <text:p/>
        </draw:line>
        <draw:line draw:style-name="gr63" draw:text-style-name="P17" draw:layer="layout" svg:x1="16.827cm" svg:y1="7.885cm" svg:x2="16.827cm" svg:y2="7.668cm">
          <text:p/>
        </draw:line>
        <draw:custom-shape draw:style-name="gr64" draw:text-style-name="P10" draw:layer="layout" svg:width="0.867cm" svg:height="1.302cm" svg:x="13.049cm" svg:y="1.635cm">
          <text:p text:style-name="P4">F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12" draw:layer="layout" svg:width="3.593cm" svg:height="4.492cm" draw:transform="skewX (-0.00558505360638185) rotate (-0.00558505360638175) translate (11.826cm 12.797cm)">
          <text:p/>
          <draw:enhanced-geometry svg:viewBox="0 0 21600 21600" draw:type="rectangle" draw:enhanced-path="M 0 0 L 21600 0 21600 21600 0 21600 0 0 Z N"/>
        </draw:custom-shape>
        <draw:frame draw:style-name="gr66" draw:text-style-name="P14" draw:layer="layout" svg:width="5.839cm" svg:height="1.673cm" svg:x="11.694cm" svg:y="17.86cm">
          <draw:text-box>
            <text:p><text:span text:style-name="T1">Hole Tear Out</text:span></text:p>
          </draw:text-box>
        </draw:frame>
        <draw:custom-shape draw:style-name="gr67" draw:text-style-name="P15" draw:layer="layout" svg:width="1.571cm" svg:height="1.572cm" svg:x="12.879cm" svg:y="13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4" draw:layer="layout" svg:width="1.688cm" svg:height="2.478cm" svg:x="17.409cm" svg:y="13.098cm">
          <draw:text-box>
            <text:p><text:span text:style-name="T1">‘</text:span><text:span text:style-name="T1">A’</text:span></text:p>
          </draw:text-box>
        </draw:frame>
        <draw:custom-shape draw:style-name="gr69" draw:text-style-name="P18" draw:layer="layout" svg:width="1.572cm" svg:height="1.348cm" svg:x="12.879cm" svg:y="12.797cm">
          <text:p/>
          <draw:enhanced-geometry svg:viewBox="0 0 21600 21600" draw:type="rectangle" draw:enhanced-path="M 0 0 L 21600 0 21600 21600 0 21600 0 0 Z N"/>
        </draw:custom-shape>
        <draw:line draw:style-name="gr59" draw:text-style-name="P16" draw:layer="layout" svg:x1="13.173cm" svg:y1="14.818cm" svg:x2="14.296cm" svg:y2="13.695cm">
          <text:p text:style-name="P1"><text:span text:style-name="T1">D</text:span></text:p>
        </draw:line>
        <draw:line draw:style-name="gr60" draw:text-style-name="P17" draw:layer="layout" svg:x1="13.847cm" svg:y1="12.797cm" svg:x2="17.44cm" svg:y2="12.797cm">
          <text:p/>
        </draw:line>
        <draw:line draw:style-name="gr60" draw:text-style-name="P17" draw:layer="layout" svg:x1="13.847cm" svg:y1="14.27cm" svg:x2="17.44cm" svg:y2="14.27cm">
          <text:p/>
        </draw:line>
        <draw:line draw:style-name="gr70" draw:text-style-name="P17" draw:layer="layout" svg:x1="17.441cm" svg:y1="12.797cm" svg:x2="17.441cm" svg:y2="13.246cm">
          <text:p/>
        </draw:line>
        <draw:line draw:style-name="gr71" draw:text-style-name="P17" draw:layer="layout" svg:x1="17.441cm" svg:y1="14.27cm" svg:x2="17.441cm" svg:y2="13.821cm">
          <text:p/>
        </draw:line>
        <draw:line draw:style-name="gr60" draw:text-style-name="P17" draw:layer="layout" svg:x1="11.826cm" svg:y1="17.289cm" svg:x2="12.051cm" svg:y2="17.738cm">
          <text:p/>
        </draw:line>
        <draw:line draw:style-name="gr60" draw:text-style-name="P17" draw:layer="layout" svg:x1="12.051cm" svg:y1="17.738cm" svg:x2="15.644cm" svg:y2="17.738cm">
          <text:p/>
        </draw:line>
        <draw:line draw:style-name="gr60" draw:text-style-name="P17" draw:layer="layout" svg:x1="15.419cm" svg:y1="17.289cm" svg:x2="15.644cm" svg:y2="17.738cm">
          <text:p/>
        </draw:line>
        <draw:line draw:style-name="gr60" draw:text-style-name="P17" draw:layer="layout" svg:x1="15.644cm" svg:y1="17.737cm" svg:x2="15.644cm" svg:y2="13.021cm">
          <text:p/>
        </draw:line>
        <draw:line draw:style-name="gr60" draw:text-style-name="P17" draw:layer="layout" svg:x1="15.644cm" svg:y1="13.021cm" svg:x2="15.419cm" svg:y2="12.797cm">
          <text:p/>
        </draw:line>
        <draw:line draw:style-name="gr60" draw:text-style-name="P17" draw:layer="layout" svg:x1="15.419cm" svg:y1="17.289cm" svg:x2="17.216cm" svg:y2="17.289cm">
          <text:p/>
        </draw:line>
        <draw:line draw:style-name="gr60" draw:text-style-name="P17" draw:layer="layout" svg:x1="15.644cm" svg:y1="17.738cm" svg:x2="17.216cm" svg:y2="17.738cm">
          <text:p/>
        </draw:line>
        <draw:frame draw:style-name="gr72" draw:text-style-name="P14" draw:layer="layout" svg:width="1.78cm" svg:height="2.384cm" svg:x="17.216cm" svg:y="17.064cm">
          <draw:text-box>
            <text:p><text:span text:style-name="T1">‘</text:span><text:span text:style-name="T1">T’</text:span></text:p>
          </draw:text-box>
        </draw:frame>
        <draw:line draw:style-name="gr62" draw:text-style-name="P17" draw:layer="layout" svg:x1="17.216cm" svg:y1="17.289cm" svg:x2="17.216cm" svg:y2="17.513cm">
          <text:p/>
        </draw:line>
        <draw:line draw:style-name="gr63" draw:text-style-name="P17" draw:layer="layout" svg:x1="17.216cm" svg:y1="17.738cm" svg:x2="17.216cm" svg:y2="17.513cm">
          <text:p/>
        </draw:line>
        <draw:custom-shape draw:style-name="gr73" draw:text-style-name="P19" draw:layer="layout" svg:width="1.572cm" svg:height="1.348cm" svg:x="12.879cm" svg:y="11.2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0" draw:layer="layout" svg:width="0.899cm" svg:height="1.348cm" svg:x="13.328cm" svg:y="9.653cm">
          <text:p text:style-name="P4">F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20T20:28:18.285000000</meta:creation-date>
    <dc:date>2021-10-02T21:42:48.131000000</dc:date>
    <meta:editing-duration>P5DT23H58M38S</meta:editing-duration>
    <meta:editing-cycles>6</meta:editing-cycles>
    <meta:generator>LibreOffice/7.0.2.2$Windows_X86_64 LibreOffice_project/8349ace3c3162073abd90d81fd06dcfb6b36b994</meta:generator>
    <meta:document-statistic meta:object-count="117"/>
  </office:meta>
</office:document-meta>
</file>